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float" office:value="4650" calcext:value-type="float">
            <text:p>4650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table:style-name="ce1" office:value-type="string" calcext:value-type="string">
            <text:p>Part 1: Exploring</text:p>
          </table:table-cell>
          <table:table-cell/>
          <table:table-cell table:formula="of:=SUM([.C3:.C4])" office:value-type="float" office:value="1" calcext:value-type="float">
            <text:p>1</text:p>
          </table:table-cell>
          <table:table-cell table:formula="of:=SUM([.D3:.D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Getting coref strings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Getting distances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string" calcext:value-type="string">
            <text:p>Part 2: Rule-based coreference</text:p>
          </table:table-cell>
          <table:table-cell/>
          <table:table-cell table:formula="of:=SUM([.C6:.C11])" office:value-type="float" office:value="3.25" calcext:value-type="float">
            <text:p>3.25</text:p>
          </table:table-cell>
          <table:table-cell table:formula="of:=SUM([.D6:.D11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Computing F-measur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Exact match, no pronou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Match last toke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Match last token no overlap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Parts of speech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Dev and test accuracy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table:style-name="ce1" office:value-type="string" calcext:value-type="string">
            <text:p>Part 3: Learning-based coreference</text:p>
          </table:table-cell>
          <table:table-cell/>
          <table:table-cell table:formula="of:=SUM([.C13:.C21])" office:value-type="float" office:value="5.75" calcext:value-type="float">
            <text:p>5.75</text:p>
          </table:table-cell>
          <table:table-cell table:formula="of:=SUM([.D13:.D21])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Minimal featur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Mention rank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Compute instance upda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Averaged perceptr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Distance features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Union features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Product features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(7650) Semant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string" calcext:value-type="string">
            <text:p>Final bakeof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SUM([.C2];[.C5];[.C12])" office:value-type="float" office:value="10" calcext:value-type="float">
            <text:p>10</text:p>
          </table:table-cell>
          <table:table-cell table:formula="of:=SUM([.D2];[.D5];[.D12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6:44:54.575508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b </meta:initial-creator>
    <meta:creation-date>2017-04-05T14:21:29.399480588</meta:creation-date>
    <dc:date>2017-04-19T16:45:16.694064938</dc:date>
    <dc:creator>Jacob </dc:creator>
    <meta:editing-duration>PT8H30M59S</meta:editing-duration>
    <meta:editing-cycles>7</meta:editing-cycles>
    <meta:generator>LibreOffice/5.2.2.2$Linux_X86_64 LibreOffice_project/20m0$Build-2</meta:generator>
    <meta:document-statistic meta:table-count="1" meta:cell-count="81" meta:object-count="0"/>
  </office:meta>
</office:document-meta>
</file>